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0424" officeooo:paragraph-rsid="000c0424"/>
    </style:style>
    <style:style style:name="P2" style:family="paragraph" style:parent-style-name="Standard">
      <style:text-properties officeooo:rsid="000f458a" officeooo:paragraph-rsid="000f458a"/>
    </style:style>
    <style:style style:name="P3" style:family="paragraph" style:parent-style-name="Text_20_body">
      <style:paragraph-properties fo:margin-left="0in" fo:margin-right="0in" fo:margin-top="0.1252in" fo:margin-bottom="0.1252in" style:contextual-spacing="false" fo:orphans="2" fo:widows="2" fo:text-indent="0in" style:auto-text-indent="false"/>
      <style:text-properties fo:font-variant="normal" fo:text-transform="none" fo:color="#000000" loext:opacity="100%" style:font-name="Lato Extended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252in" fo:margin-bottom="0.1252in" style:contextual-spacing="false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5" style:family="paragraph" style:parent-style-name="Standard" style:list-style-name="L2">
      <style:text-properties officeooo:rsid="000c0424" officeooo:paragraph-rsid="000c0424"/>
    </style:style>
    <style:style style:name="P6" style:family="paragraph" style:parent-style-name="Standard" style:list-style-name="L2">
      <style:text-properties officeooo:rsid="000c0424" officeooo:paragraph-rsid="000d7a5c"/>
    </style:style>
    <style:style style:name="P7" style:family="paragraph" style:parent-style-name="Standard" style:list-style-name="L2">
      <style:text-properties officeooo:rsid="000d7a5c" officeooo:paragraph-rsid="000d7a5c"/>
    </style:style>
    <style:style style:name="P8" style:family="paragraph" style:parent-style-name="Standard" style:list-style-name="L2">
      <style:text-properties officeooo:rsid="000f458a" officeooo:paragraph-rsid="000f458a"/>
    </style:style>
    <style:style style:name="P9" style:family="paragraph" style:parent-style-name="Standard" style:list-style-name="L3">
      <style:text-properties officeooo:rsid="000f458a" officeooo:paragraph-rsid="000f458a"/>
    </style:style>
    <style:style style:name="P10" style:family="paragraph" style:parent-style-name="Standard" style:list-style-name="L2">
      <style:text-properties officeooo:rsid="00105006" officeooo:paragraph-rsid="00105006"/>
    </style:style>
    <style:style style:name="P11" style:family="paragraph" style:parent-style-name="Standard" style:list-style-name="L3">
      <style:text-properties officeooo:rsid="00105006" officeooo:paragraph-rsid="00105006"/>
    </style:style>
    <style:style style:name="P12" style:family="paragraph" style:parent-style-name="Standard" style:list-style-name="L3">
      <style:text-properties officeooo:rsid="00105006" officeooo:paragraph-rsid="00110c5d"/>
    </style:style>
    <style:style style:name="P13" style:family="paragraph" style:parent-style-name="Standard" style:list-style-name="L3">
      <style:text-properties officeooo:rsid="00110c5d" officeooo:paragraph-rsid="00110c5d"/>
    </style:style>
    <style:style style:name="P14" style:family="paragraph" style:parent-style-name="Standard" style:list-style-name="L3">
      <style:text-properties officeooo:rsid="0012884c" officeooo:paragraph-rsid="0012884c"/>
    </style:style>
    <style:style style:name="P15" style:family="paragraph" style:parent-style-name="Standard" style:list-style-name="L3">
      <style:text-properties officeooo:rsid="00108746" officeooo:paragraph-rsid="00108746"/>
    </style:style>
    <style:style style:name="P16" style:family="paragraph" style:parent-style-name="Text_20_body" style:list-style-name="L1">
      <style:paragraph-properties fo:margin-left="0in" fo:margin-right="0in" fo:margin-top="0in" fo:margin-bottom="0.0626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Lato Extended" fo:font-size="12pt" fo:letter-spacing="normal" fo:font-style="normal" fo:font-weight="normal"/>
    </style:style>
    <style:style style:name="P17" style:family="paragraph" style:parent-style-name="Text_20_body" style:list-style-name="L1">
      <style:paragraph-properties fo:margin-top="0in" fo:margin-bottom="0.0626in" style:contextual-spacing="false" fo:orphans="2" fo:widows="2" fo:padding="0in" fo:border="none"/>
      <style:text-properties fo:font-variant="normal" fo:text-transform="none" fo:color="#000000" loext:opacity="100%" style:font-name="Lato Extended" fo:font-size="12pt" fo:letter-spacing="normal" fo:font-style="normal" fo:font-weight="normal"/>
    </style:style>
    <style:style style:name="T1" style:family="text">
      <style:text-properties officeooo:rsid="00110c5d"/>
    </style:style>
    <style:style style:name="T2" style:family="text">
      <style:text-properties officeooo:rsid="0015188d"/>
    </style:style>
    <style:style style:name="T3" style:family="text">
      <style:text-properties officeooo:rsid="0015518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60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 PART I: Project Planning (50 points) ****</text:p>
      <text:p text:style-name="P3">You must submit a design documentation explaining your program's design and intended features. This will include notes of some kind to show your brainstorming process as well as UML documentation of your end result.</text:p>
      <text:p text:style-name="P4"> </text:p>
      <text:p text:style-name="P3">**** PART II: Programming (100 points) ****</text:p>
      <text:p text:style-name="P3">You may choose one project on anything you'd like. As long as it has at minimum the following:</text:p>
      <text:list xml:id="list4002960511" text:style-name="L1">
        <text:list-item>
          <text:p text:style-name="P16">2 Classes</text:p>
        </text:list-item>
        <text:list-item>
          <text:p text:style-name="P17">Variable</text:p>
        </text:list-item>
        <text:list-item>
          <text:p text:style-name="P17">Struct or Enum</text:p>
        </text:list-item>
        <text:list-item>
          <text:p text:style-name="P17">Array</text:p>
        </text:list-item>
        <text:list-item>
          <text:p text:style-name="P17">Function</text:p>
        </text:list-item>
        <text:list-item>
          <text:p text:style-name="P17">Control structure (for loop, while loop, if statement, or switch statement)</text:p>
        </text:list-item>
      </text:list>
      <text:p text:style-name="Standard"/>
      <text:p text:style-name="Standard"/>
      <text:p text:style-name="P1">Final Project Hangman</text:p>
      <text:p text:style-name="P1"/>
      <text:p text:style-name="P1">Description</text:p>
      <text:p text:style-name="P1"><text:s/>Hangman is a game where a player guess letters in a word until the word is revealed. For each missed letter a part of a hanging man is showed. If the player completes the hanging man before the word is revealed, the player loses. Each letter has a value associated with it. </text:p>
      <text:p text:style-name="P1"/>
      <text:p text:style-name="P1"/>
      <text:p text:style-name="P1">ToDo (Problem set)</text:p>
      <text:list xml:id="list2017537444" text:style-name="L2">
        <text:list-item>
          <text:p text:style-name="P5">1. Read list of words from a file. There should be 3 files from which the words will be originated. Easy, Med, and Hard.</text:p>
          <text:list>
            <text:list-item>
              <text:list>
                <text:list-item>
                  <text:p text:style-name="P7">Read a file and import the words and values to a map. </text:p>
                </text:list-item>
              </text:list>
            </text:list-item>
          </text:list>
        </text:list-item>
        <text:list-item>
          <text:p text:style-name="P6">2. Create a player class. This should be a base class the should two child classes are created; Player and computer.</text:p>
          <text:list>
            <text:list-item>
              <text:list>
                <text:list-item>
                  <text:p text:style-name="P6">The player class:</text:p>
                  <text:list>
                    <text:list-item>
                      <text:p text:style-name="P5">Keeps track of the letters the player has used.</text:p>
                    </text:list-item>
                    <text:list-item>
                      <text:p text:style-name="P5">Keeps track of the players score</text:p>
                    </text:list-item>
                    <text:list-item>
                      <text:p text:style-name="P5">Holds the players name.</text:p>
                    </text:list-item>
                    <text:list-item>
                      <text:p text:style-name="P5">Holds the number of games the player had played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Create Game Engine </text:p>
          <text:list>
            <text:list-item>
              <text:p text:style-name="P10">Prompts for player name</text:p>
            </text:list-item>
            <text:list-item>
              <text:p text:style-name="P10">Prompts for difficulty: Easy, Med, Hard</text:p>
            </text:list-item>
            <text:list-item>
              <text:p text:style-name="P8">Retrieves word</text:p>
            </text:list-item>
            <text:list-item>
              <text:p text:style-name="P8">create hangman</text:p>
            </text:list-item>
            <text:list-item>
              <text:p text:style-name="P8">Draws hangman's noose</text:p>
            </text:list-item>
            <text:list-item>
              <text:p text:style-name="P8"><text:soft-page-break/>Output current score</text:p>
            </text:list-item>
            <text:list-item>
              <text:p text:style-name="P8">Output word under scores</text:p>
            </text:list-item>
            <text:list-item>
              <text:p text:style-name="P8">Prompts player for letter guess</text:p>
            </text:list-item>
            <text:list-item>
              <text:p text:style-name="P8">compares guess letter to letters in word </text:p>
            </text:list-item>
            <text:list-item>
              <text:p text:style-name="P8">If a letter is found, replace underscore with letter</text:p>
            </text:list-item>
            <text:list-item>
              <text:p text:style-name="P8">If a letter is not found draw a hangman part <text:s/>in this order: </text:p>
              <text:list>
                <text:list-item>
                  <text:p text:style-name="P8">head </text:p>
                </text:list-item>
                <text:list-item>
                  <text:p text:style-name="P8">torso</text:p>
                </text:list-item>
                <text:list-item>
                  <text:p text:style-name="P8">left arm</text:p>
                </text:list-item>
                <text:list-item>
                  <text:p text:style-name="P8">right arm</text:p>
                </text:list-item>
                <text:list-item>
                  <text:p text:style-name="P8">left leg</text:p>
                </text:list-item>
                <text:list-item>
                  <text:p text:style-name="P8">right leg</text:p>
                </text:list-item>
              </text:list>
            </text:list-item>
          </text:list>
        </text:list-item>
      </text:list>
      <text:p text:style-name="P2"/>
      <text:p text:style-name="P2">Classes needed:</text:p>
      <text:list xml:id="list583574596" text:style-name="L3">
        <text:list-item>
          <text:p text:style-name="P9">Player class</text:p>
          <text:list>
            <text:list-item>
              <text:p text:style-name="P11">Child of Base player class</text:p>
            </text:list-item>
            <text:list-item>
              <text:p text:style-name="P11">Holds number of guesses</text:p>
            </text:list-item>
            <text:list-item>
              <text:p text:style-name="P11">Holds player lever (calculate level from score)</text:p>
            </text:list-item>
            <text:list-item>
              <text:p text:style-name="P13">holds max attempts = 6</text:p>
            </text:list-item>
            <text:list-item>
              <text:p text:style-name="P12">Holds player name</text:p>
            </text:list-item>
            <text:list-item>
              <text:p text:style-name="P12">Holds player Score</text:p>
            </text:list-item>
            <text:list-item>
              <text:p text:style-name="P13">Holds guessed letters</text:p>
            </text:list-item>
            <text:list-item>
              <text:p text:style-name="P13">Holds incorrect guessed letters<text:tab/></text:p>
            </text:list-item>
            <text:list-item>
              <text:p text:style-name="P13">Implements functions in IPlayer class.</text:p>
            </text:list-item>
          </text:list>
        </text:list-item>
        <text:list-item>
          <text:p text:style-name="P9"><text:span text:style-name="T3">GameManager</text:span> class</text:p>
          <text:list>
            <text:list-item>
              <text:p text:style-name="P11">Gets word from Word manager</text:p>
            </text:list-item>
            <text:list-item>
              <text:p text:style-name="P11">holds difficulty</text:p>
            </text:list-item>
            <text:list-item>
              <text:p text:style-name="P11">holds player</text:p>
            </text:list-item>
            <text:list-item>
              <text:p text:style-name="P14">uses Word management class</text:p>
            </text:list-item>
          </text:list>
        </text:list-item>
        <text:list-item>
          <text:p text:style-name="P9">File Management class</text:p>
          <text:list>
            <text:list-item>
              <text:p text:style-name="P11">read word files (semicolon delimited list)</text:p>
            </text:list-item>
            <text:list-item>
              <text:p text:style-name="P11">write player name and score (high score list, comma seperated)</text:p>
            </text:list-item>
            <text:list-item>
              <text:p text:style-name="P11">read words into map</text:p>
            </text:list-item>
          </text:list>
        </text:list-item>
        <text:list-item>
          <text:p text:style-name="P9">Word management class</text:p>
          <text:list>
            <text:list-item>
              <text:p text:style-name="P11">holds a file manager</text:p>
            </text:list-item>
            <text:list-item>
              <text:p text:style-name="P15">reads in words and maps the letters to letter value (hold in map. Letter is the key and point value is the letter value)</text:p>
            </text:list-item>
            <text:list-item>
              <text:p text:style-name="P15">read in file of words based on file with words that match difficulty</text:p>
            </text:list-item>
          </text:list>
        </text:list-item>
        <text:list-item>
          <text:p text:style-name="P11">Game Engine – <text:span text:style-name="T2">main.cpp</text:span></text:p>
          <text:list>
            <text:list-item>
              <text:p text:style-name="P15">Prompts for player name</text:p>
            </text:list-item>
            <text:list-item>
              <text:p text:style-name="P15">Prompts for difficulty</text:p>
            </text:list-item>
            <text:list-item>
              <text:p text:style-name="P15">Draw Hangman’s noose</text:p>
            </text:list-item>
            <text:list-item>
              <text:p text:style-name="P15">Contains the game loop</text:p>
            </text:list-item>
            <text:list-item>
              <text:p text:style-name="P15">holds max attempts (6)</text:p>
            </text:list-item>
            <text:list-item>
              <text:p text:style-name="P15">make guess</text:p>
            </text:list-item>
            <text:list-item>
              <text:p text:style-name="P15">display game status</text:p>
            </text:list-item>
            <text:list-item>
              <text:p text:style-name="P15">determine if play has won the game</text:p>
            </text:list-item>
            <text:list-item>
              <text:p text:style-name="P15">determine if player has lost the game</text:p>
            </text:list-item>
          </text:list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8:12:03.414860536</meta:creation-date>
    <dc:date>2024-11-24T17:53:49.672390775</dc:date>
    <meta:editing-duration>PT46M1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76" meta:word-count="535" meta:character-count="2770" meta:non-whitespace-character-count="2364"/>
  </office:meta>
</office:document-meta>
</file>